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57cm"/>
    </style:style>
    <style:style style:name="co3" style:family="table-column">
      <style:table-column-properties fo:break-before="auto" style:column-width="1.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<text:s text:c="4"/>Uploaded the URL of your GitHub repository including all the completed notebooks and Python files (1 pt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Uploaded your completed presentation in PDF format (1 pt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Completed the required Executive Summary slide (1 pt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Completed the required Introduction slide (1 pt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Completed the required data collection and data wrangling methodology related slides (1 pt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Completed the required EDA and interactive visual analytics methodology related slides (3 pts)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4"/>Completed the required predictive analysis methodology related slides (1 pt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Completed the required EDA with visualization results slides (6 pts)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 text:c="4"/>Completed the required EDA with SQL results slides (10 pts)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 text:c="4"/>Completed the required interactive map with Folium results slides (3 pts)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4"/>Completed the required Plotly Dash dashboard results slides (3 pts)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 text:c="4"/>Completed the required predictive analysis (classification) results slides (6 pts)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 text:c="4"/>Completed the required Conclusion slide (1 pts)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4"/>Applied your creativity to improve the presentation beyond the template (1 pts)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<text:s text:c="4"/>Displayed any innovative insights (1 pts)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/>
          <table:table-cell table:style-name="ce2" table:formula="of:=SUM([.B1:.B15])" office:value-type="float" office:value="40">
            <text:p>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0">20.02.2023</text:date>, <text:time>00:1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2S</meta:editing-duration>
    <meta:editing-cycles>4</meta:editing-cycles>
    <meta:generator>OpenOffice/4.1.13$Win32 OpenOffice.org_project/4113m1$Build-9810</meta:generator>
    <dc:date>2023-02-20T00:16:33.54</dc:date>
    <dc:creator>Максим Терентьев</dc:creator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